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fo:color="#C00000" fo:font-size="16pt" style:font-size-asian="16pt" style:font-size-complex="16pt"/>
    </style:style>
    <style:style style:name="T3" style:parent-style-name="DefaultParagraphFont" style:family="text">
      <style:text-properties fo:font-weight="bold" style:font-weight-asian="bold" style:font-weight-complex="bold" fo:color="#C00000" fo:font-size="16pt" style:font-size-asian="16pt" style:font-size-complex="16pt"/>
    </style:style>
    <style:style style:name="T4" style:parent-style-name="DefaultParagraphFont" style:family="text">
      <style:text-properties fo:color="#C00000"/>
    </style:style>
    <style:style style:name="P5" style:parent-style-name="Normal" style:family="paragraph">
      <style:paragraph-properties fo:text-align="justify"/>
    </style:style>
    <style:style style:name="P6" style:parent-style-name="ListParagraph" style:list-style-name="LFO3" style:family="paragraph">
      <style:paragraph-properties fo:text-align="justify"/>
    </style:style>
    <style:style style:name="T7" style:parent-style-name="DefaultParagraphFont" style:family="text">
      <style:text-properties fo:color="#4472C4"/>
    </style:style>
    <style:style style:name="P8" style:parent-style-name="ListParagraph" style:list-style-name="LFO3" style:family="paragraph">
      <style:paragraph-properties fo:text-align="justify"/>
    </style:style>
    <style:style style:name="T9" style:parent-style-name="DefaultParagraphFont" style:family="text">
      <style:text-properties fo:color="#4472C4"/>
    </style:style>
    <style:style style:name="P10" style:parent-style-name="ListParagraph" style:list-style-name="LFO3" style:family="paragraph">
      <style:paragraph-properties fo:text-align="justify"/>
    </style:style>
    <style:style style:name="T11" style:parent-style-name="DefaultParagraphFont" style:family="text">
      <style:text-properties fo:color="#4472C4"/>
    </style:style>
    <style:style style:name="P12" style:parent-style-name="ListParagraph" style:list-style-name="LFO3" style:family="paragraph">
      <style:paragraph-properties fo:text-align="justify"/>
    </style:style>
    <style:style style:name="T13" style:parent-style-name="DefaultParagraphFont" style:family="text">
      <style:text-properties fo:color="#4472C4"/>
    </style:style>
    <style:style style:name="P14" style:parent-style-name="ListParagraph" style:list-style-name="LFO3" style:family="paragraph">
      <style:paragraph-properties fo:text-align="justify"/>
    </style:style>
    <style:style style:name="T15" style:parent-style-name="DefaultParagraphFont" style:family="text">
      <style:text-properties fo:color="#4472C4"/>
    </style:style>
    <style:style style:name="T16" style:parent-style-name="DefaultParagraphFont" style:family="text">
      <style:text-properties fo:color="#C00000"/>
    </style:style>
    <style:style style:name="T17" style:parent-style-name="DefaultParagraphFont" style:family="text">
      <style:text-properties fo:color="#C00000"/>
    </style:style>
    <style:style style:name="P18" style:parent-style-name="ListParagraph" style:list-style-name="LFO3" style:family="paragraph">
      <style:paragraph-properties fo:text-align="justify"/>
    </style:style>
    <style:style style:name="T19" style:parent-style-name="DefaultParagraphFont" style:family="text">
      <style:text-properties fo:color="#C00000"/>
    </style:style>
    <style:style style:name="T20" style:parent-style-name="DefaultParagraphFont" style:family="text">
      <style:text-properties fo:color="#C00000"/>
    </style:style>
    <style:style style:name="P21" style:parent-style-name="ListParagraph"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T24" style:parent-style-name="DefaultParagraphFont" style:family="text">
      <style:text-properties fo:font-weight="bold" style:font-weight-asian="bold" style:font-weight-complex="bold" fo:color="#C00000" fo:font-size="16pt" style:font-size-asian="16pt" style:font-size-complex="16pt"/>
    </style:style>
    <style:style style:name="T25" style:parent-style-name="DefaultParagraphFont" style:family="text">
      <style:text-properties fo:font-weight="bold" style:font-weight-asian="bold" style:font-weight-complex="bold" fo:color="#C00000" fo:font-size="16pt" style:font-size-asian="16pt" style:font-size-complex="16pt"/>
    </style:style>
    <style:style style:name="T26" style:parent-style-name="DefaultParagraphFont" style:family="text">
      <style:text-properties fo:font-weight="bold" style:font-weight-asian="bold" style:font-weight-complex="bold" fo:color="#C00000" fo:font-size="16pt" style:font-size-asian="16pt" style:font-size-complex="16pt"/>
    </style:style>
    <style:style style:name="T27" style:parent-style-name="DefaultParagraphFont" style:family="text">
      <style:text-properties fo:font-weight="bold" style:font-weight-asian="bold" style:font-weight-complex="bold" fo:color="#C00000" fo:font-size="16pt" style:font-size-asian="16pt" style:font-size-complex="16pt"/>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ListParagraph" style:list-style-name="LFO1" style:family="paragraph">
      <style:paragraph-properties fo:text-align="justify"/>
    </style:style>
    <style:style style:name="T32" style:parent-style-name="DefaultParagraphFont" style:family="text">
      <style:text-properties fo:color="#4472C4"/>
    </style:style>
    <style:style style:name="P33" style:parent-style-name="Normal" style:family="paragraph">
      <style:paragraph-properties fo:text-align="justify"/>
    </style:style>
    <style:style style:name="P34" style:parent-style-name="ListParagraph" style:list-style-name="LFO1" style:family="paragraph">
      <style:paragraph-properties fo:text-align="justify"/>
    </style:style>
    <style:style style:name="T35" style:parent-style-name="DefaultParagraphFont" style:family="text">
      <style:text-properties fo:color="#4472C4"/>
    </style:style>
    <style:style style:name="P36" style:parent-style-name="Normal" style:family="paragraph">
      <style:paragraph-properties fo:text-align="justify"/>
    </style:style>
    <style:style style:name="P37" style:parent-style-name="ListParagraph" style:list-style-name="LFO1" style:family="paragraph">
      <style:paragraph-properties fo:text-align="justify"/>
    </style:style>
    <style:style style:name="T38" style:parent-style-name="DefaultParagraphFont" style:family="text">
      <style:text-properties fo:color="#4472C4"/>
    </style:style>
    <style:style style:name="P39" style:parent-style-name="Normal" style:family="paragraph">
      <style:paragraph-properties fo:text-align="justify"/>
    </style:style>
    <style:style style:name="P40" style:parent-style-name="ListParagraph" style:list-style-name="LFO1" style:family="paragraph">
      <style:paragraph-properties fo:text-align="justify"/>
    </style:style>
    <style:style style:name="T41" style:parent-style-name="DefaultParagraphFont" style:family="text">
      <style:text-properties fo:color="#4472C4"/>
    </style:style>
    <style:style style:name="P42" style:parent-style-name="Normal" style:family="paragraph">
      <style:paragraph-properties fo:text-align="justify"/>
    </style:style>
    <style:style style:name="T43" style:parent-style-name="DefaultParagraphFont" style:family="text">
      <style:text-properties fo:font-weight="bold" style:font-weight-asian="bold" style:font-weight-complex="bold" fo:color="#C00000"/>
    </style:style>
    <style:style style:name="T44" style:parent-style-name="DefaultParagraphFont" style:family="text">
      <style:text-properties fo:color="#C00000"/>
    </style:style>
    <style:style style:name="P45" style:parent-style-name="Normal" style:family="paragraph">
      <style:paragraph-properties fo:text-align="justify"/>
    </style:style>
    <style:style style:name="P46" style:parent-style-name="ListParagraph" style:list-style-name="LFO2" style:family="paragraph">
      <style:paragraph-properties fo:text-align="justify"/>
    </style:style>
    <style:style style:name="T47" style:parent-style-name="DefaultParagraphFont" style:family="text">
      <style:text-properties fo:color="#4472C4"/>
    </style:style>
    <style:style style:name="P48" style:parent-style-name="Normal" style:family="paragraph">
      <style:paragraph-properties fo:text-align="justify"/>
    </style:style>
    <style:style style:name="P49" style:parent-style-name="ListParagraph" style:list-style-name="LFO2" style:family="paragraph">
      <style:paragraph-properties fo:text-align="justify"/>
    </style:style>
    <style:style style:name="T50" style:parent-style-name="DefaultParagraphFont" style:family="text">
      <style:text-properties fo:color="#4472C4"/>
    </style:style>
    <style:style style:name="P51" style:parent-style-name="Normal" style:family="paragraph">
      <style:paragraph-properties fo:text-align="justify"/>
    </style:style>
    <style:style style:name="P52" style:parent-style-name="ListParagraph" style:list-style-name="LFO2" style:family="paragraph">
      <style:paragraph-properties fo:text-align="justify"/>
    </style:style>
    <style:style style:name="T53" style:parent-style-name="DefaultParagraphFont" style:family="text">
      <style:text-properties fo:color="#4472C4"/>
    </style:style>
    <style:style style:name="P54" style:parent-style-name="Normal" style:family="paragraph">
      <style:paragraph-properties fo:text-align="justify"/>
    </style:style>
    <style:style style:name="P55" style:parent-style-name="ListParagraph" style:list-style-name="LFO2" style:family="paragraph">
      <style:paragraph-properties fo:text-align="justify"/>
    </style:style>
    <style:style style:name="T56" style:parent-style-name="DefaultParagraphFont" style:family="text">
      <style:text-properties fo:color="#4472C4"/>
    </style:style>
    <style:style style:name="P57" style:parent-style-name="Normal" style:family="paragraph">
      <style:paragraph-properties fo:text-align="justify"/>
    </style:style>
    <style:style style:name="P58" style:parent-style-name="ListParagraph" style:list-style-name="LFO2" style:family="paragraph">
      <style:paragraph-properties fo:text-align="justify"/>
    </style:style>
    <style:style style:name="T59" style:parent-style-name="DefaultParagraphFont" style:family="text">
      <style:text-properties fo:color="#4472C4"/>
    </style:style>
  </office:automatic-styles>
  <office:body>
    <office:text text:use-soft-page-breaks="true">
      <text:p text:style-name="P1"><text:span text:style-name="T2">Une</text:span><text:span text:style-name="T3"><text:s/>solution rapide</text:span><text:span text:style-name="T4"> :<text:s/></text:span>pour une plateforme e-learning, WordPress et Moodle sont deux options à considérer. Voici une comparaison rapide entre les deux :</text:p>
      <text:p text:style-name="P5"/>
      <text:list text:style-name="LFO3" text:continue-numbering="true">
        <text:list-item>
          <text:p text:style-name="P6"><text:span text:style-name="T7">Temps de développement :<text:s/></text:span>WordPress est généralement plus rapide à installer et à personnaliser que Moodle.</text:p>
        </text:list-item>
        <text:list-item>
          <text:p text:style-name="P8"><text:span text:style-name="T9">Performances :<text:s/></text:span>Moodle est conçu spécifiquement pour les environnements d'apprentissage en ligne et offre des fonctionnalités plus avancées que WordPress pour la gestion de cours et l'interactivité. Cependant, WordPress peut être optimisé pour les performances en utilisant des plugins et en ajustant les réglages du serveur.</text:p>
        </text:list-item>
        <text:list-item>
          <text:p text:style-name="P10"><text:span text:style-name="T11">Sécurité :<text:s/></text:span>Les deux plateformes ont des mesures de sécurité intégrées, mais Moodle est généralement considéré comme plus sécurisé en raison de ses fonctionnalités de sécurité avancées pour la gestion des utilisateurs et des cours.</text:p>
        </text:list-item>
        <text:list-item>
          <text:p text:style-name="P12"><text:span text:style-name="T13">Facilité d'utilisation et de configuration :<text:s/></text:span>WordPress est connu pour être convivial pour les débutants et peut être facilement personnalisé à l'aide de plugins et de thèmes. Moodle est plus complexe à utiliser et à configurer, mais offre des fonctionnalités avancées pour les environnements d'apprentissage en ligne.</text:p>
        </text:list-item>
        <text:list-item>
          <text:p text:style-name="P14"><text:span text:style-name="T15">Utilisation :<text:s/></text:span>Entre Moodle et WordPress,<text:s/><text:span text:style-name="T16">pour une solution à court terme</text:span>,<text:s/><text:span text:style-name="T17">WordPress<text:s/></text:span>est généralement considéré comme plus adapté car il est plus facile à installer, configurer et personnaliser. WordPress est également plus adapté si vous souhaitez créer rapidement un site Web simple pour votre plateforme e-learning, en utilisant un thème prédéfini et des plugins pour ajouter des fonctionnalités supplémentaires telles que des quiz, des forums de discussion, des galeries multimédias, etc.</text:p>
        </text:list-item>
        <text:list-item>
          <text:p text:style-name="P18"><text:span text:style-name="T19">Moodle<text:s/></text:span>est également plus adapté si vous recherchez<text:s/><text:span text:style-name="T20">une solution à plus long terme</text:span>, car il est spécialement conçu pour l'enseignement et offre de nombreuses fonctionnalités d'apprentissage en ligne avancées telles que des cours interactifs, des activités de groupe, des rapports de suivi des progrès des étudiants, etc.</text:p>
        </text:list-item>
      </text:list>
      <text:p text:style-name="P21"/>
      <text:p text:style-name="P22"/>
      <text:p text:style-name="P23"><text:span text:style-name="T24">Pour<text:s/></text:span><text:span text:style-name="T25">le développement à partir de zéro</text:span><text:span text:style-name="T26"> </text:span><text:span text:style-name="T27">:</text:span></text:p>
      <text:p text:style-name="P28">React serait un meilleur choix<text:s/>pour la partie front-end.</text:p>
      <text:p text:style-name="P29"><text:s/>Voici quelques raisons pour lesquelles React est un bon choix pour une application de formation e-learning :</text:p>
      <text:p text:style-name="P30"/>
      <text:list text:style-name="LFO1" text:continue-numbering="true">
        <text:list-item>
          <text:p text:style-name="P31"><text:span text:style-name="T32">Flexibilité et modularité :<text:s/></text:span>React est connu pour sa flexibilité et sa modularité, ce qui est important pour une application e-learning. Il permet de créer des composants réutilisables pour les différentes parties de l'application, ce qui peut être très utile pour une application e-learning où vous avez différents types de contenu à afficher.</text:p>
        </text:list-item>
      </text:list>
      <text:p text:style-name="P33"/>
      <text:list text:style-name="LFO1" text:continue-numbering="true">
        <text:list-item>
          <text:p text:style-name="P34"><text:span text:style-name="T35">Large communauté de développeurs :<text:s/></text:span>React a une large communauté de développeurs qui fournissent un soutien continu et régulier, ce qui peut être important pour un projet e-learning qui nécessite une maintenance régulière.</text:p>
        </text:list-item>
      </text:list>
      <text:p text:style-name="P36"/>
      <text:list text:style-name="LFO1" text:continue-numbering="true">
        <text:list-item>
          <text:p text:style-name="P37"><text:span text:style-name="T38">Performances élevées :<text:s/></text:span>React est également connu pour ses performances élevées, ce qui peut être important pour une application e-learning où les utilisateurs doivent avoir une expérience de navigation fluide et rapide.</text:p>
        </text:list-item>
      </text:list>
      <text:p text:style-name="P39"/>
      <text:list text:style-name="LFO1" text:continue-numbering="true">
        <text:list-item>
          <text:p text:style-name="P40"><text:span text:style-name="T41">Bibliothèque de plugins :<text:s/></text:span>Il existe une grande bibliothèque de plugins et d'outils tiers pour React, qui peuvent être utilisés pour ajouter des fonctionnalités telles que la vidéo, la voix off, les présentations PowerPoint, les fichiers PDF, etc.</text:p>
        </text:list-item>
      </text:list>
      <text:p text:style-name="ListParagraph"/>
      <text:p text:style-name="P42"><text:span text:style-name="T43">Django</text:span><text:span text:style-name="T44"><text:s/></text:span>est un excellent choix pour le Back-end d’une plateforme e-learning pour plusieurs raisons :</text:p>
      <text:p text:style-name="P45"/>
      <text:list text:style-name="LFO2" text:continue-numbering="true">
        <text:list-item>
          <text:p text:style-name="P46"><text:span text:style-name="T47">Sécurité :<text:s/></text:span>Django est un framework de développement web qui met l'accent sur la sécurité, ce qui est crucial pour une plateforme e-learning qui gère des données sensibles telles que les informations des utilisateurs et les résultats des tests. Django offre des fonctionnalités de sécurité intégrées telles que la protection contre les attaques de script intersite (XSS), les attaques de falsification de requêtes intersites (CSRF) et les injections SQL.</text:p>
        </text:list-item>
      </text:list>
      <text:p text:style-name="P48"/>
      <text:list text:style-name="LFO2" text:continue-numbering="true">
        <text:list-item>
          <text:p text:style-name="P49"><text:span text:style-name="T50">Rapidité de développement :<text:s/></text:span>Django est un framework de développement web hautement productif qui permet aux développeurs de créer des applications complexes rapidement. Il offre des fonctionnalités intégrées telles que l'authentification utilisateur, la gestion de formulaires et la gestion de sessions, ce qui permet aux développeurs de se concentrer sur la logique métier de l'application plutôt que sur les détails de la mise en place de l'infrastructure de base.</text:p>
        </text:list-item>
      </text:list>
      <text:p text:style-name="P51"/>
      <text:list text:style-name="LFO2" text:continue-numbering="true">
        <text:list-item>
          <text:p text:style-name="P52"><text:span text:style-name="T53">Scalabilité :<text:s/></text:span>Django est également un choix judicieux pour une plateforme e-learning car il est facilement scalable. Il est capable de gérer de grandes quantités de trafic et de données sans compromettre la performance de l'application.</text:p>
        </text:list-item>
      </text:list>
      <text:p text:style-name="P54"/>
      <text:list text:style-name="LFO2" text:continue-numbering="true">
        <text:list-item>
          <text:p text:style-name="P55"><text:span text:style-name="T56">Modularité :<text:s/></text:span>Django est modulaire et permet aux développeurs de construire des applications avec des fonctionnalités modulaires. Cela signifie que les développeurs peuvent ajouter ou supprimer des fonctionnalités selon les besoins de l'application.</text:p>
        </text:list-item>
      </text:list>
      <text:p text:style-name="P57"/>
      <text:list text:style-name="LFO2" text:continue-numbering="true">
        <text:list-item>
          <text:p text:style-name="P58"><text:span text:style-name="T59">Large communauté :<text:s/></text:span>Django a une grande communauté de développeurs et d'utilisateurs qui fournissent une aide et un soutien continus. Cette communauté a également créé une grande quantité de modules et de packages qui peuvent être utilisés pour ajouter des fonctionnalités supplémentaires à une plateforme e-learning Djang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Maroc</meta:initial-creator>
    <dc:creator>Dev Maroc</dc:creator>
    <meta:creation-date>2023-03-16T10:16:00Z</meta:creation-date>
    <dc:date>2023-03-16T11:44:00Z</dc:date>
    <meta:template xlink:href="Normal" xlink:type="simple"/>
    <meta:editing-cycles>2</meta:editing-cycles>
    <meta:editing-duration>PT5280S</meta:editing-duration>
    <meta:document-statistic meta:page-count="2" meta:paragraph-count="10" meta:word-count="773" meta:character-count="5020" meta:row-count="35" meta:non-whitespace-character-count="4257"/>
  </office:meta>
</office:document-meta>
</file>